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3677" officeooo:paragraph-rsid="001c3677"/>
    </style:style>
    <style:style style:name="P2" style:family="paragraph" style:parent-style-name="Standard">
      <style:text-properties officeooo:rsid="001c3677" officeooo:paragraph-rsid="001ca6d5"/>
    </style:style>
    <style:style style:name="P3" style:family="paragraph" style:parent-style-name="Standard">
      <style:text-properties officeooo:rsid="001ca6d5" officeooo:paragraph-rsid="001ca6d5"/>
    </style:style>
    <style:style style:name="P4" style:family="paragraph" style:parent-style-name="Standard">
      <style:text-properties officeooo:rsid="0024a104" officeooo:paragraph-rsid="0024a104"/>
    </style:style>
    <style:style style:name="P5" style:family="paragraph" style:parent-style-name="Standard">
      <style:text-properties officeooo:rsid="001ca6d5" officeooo:paragraph-rsid="001ca6d5"/>
    </style:style>
    <style:style style:name="T1" style:family="text">
      <style:text-properties officeooo:rsid="001ca6d5"/>
    </style:style>
    <style:style style:name="T2" style:family="text">
      <style:text-properties officeooo:rsid="001e2cf3"/>
    </style:style>
    <style:style style:name="T3" style:family="text">
      <style:text-properties officeooo:rsid="0020040e"/>
    </style:style>
    <style:style style:name="T4" style:family="text">
      <style:text-properties officeooo:rsid="0022241e"/>
    </style:style>
    <style:style style:name="T5" style:family="text">
      <style:text-properties officeooo:rsid="0024a104"/>
    </style:style>
    <style:style style:name="T6" style:family="text">
      <style:text-properties officeooo:rsid="002684dc"/>
    </style:style>
    <style:style style:name="T7" style:family="text">
      <style:text-properties officeooo:rsid="0026d8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Hiring Manager,</text:p>
      <text:p text:style-name="P1"/>
      <text:p text:style-name="P1">I’m writing to apply for the <text:span text:style-name="T6">Intermediate </text:span><text:span text:style-name="T5">Software Engineer</text:span> <text:span text:style-name="T4">role</text:span>, as advertised on SEEK. As an experienced software engineer, I see the potential to really contribute to <text:span text:style-name="T3">the </text:span>role.</text:p>
      <text:p text:style-name="P1"/>
      <text:p text:style-name="P1">After decades in different development roles I am comfortable with many areas of software projects. I have worked in several domains with an emphasis on telephony. This has given me a solid education on delivering responsive and reliable <text:span text:style-name="T5">distributed </text:span>software.</text:p>
      <text:p text:style-name="P1"/>
      <text:p text:style-name="P1">My responsibilities have ranged from API design and implementation, through to back-end <text:span text:style-name="T2">multi-process </text:span>architectures and interfacing to external systems <text:span text:style-name="T2">such as databases, </text:span><text:span text:style-name="T5">most recently this has been to Neo4j and Postgres</text:span>. I am also familiar with the software pipelines to <text:span text:style-name="T2">deployment</text:span> platforms such as GCP and AWS, mostly using Kubernetes<text:span text:style-name="T1">.</text:span></text:p>
      <text:p text:style-name="P1"/>
      <text:p text:style-name="P3">More recently I have committed personal time and resources to the development of a generic networking platform. <text:span text:style-name="T6">Due to the nature of the domains I have worked in, I have long believed that a full asynchronous messaging system, with seamless WAN capability was an achievable and useful goal. </text:span>This has required the development and release of three integrated software libraries <text:span text:style-name="T2">on PyPI.org</text:span> and deployment of a supporting online service, at AWS.</text:p>
      <text:p text:style-name="P3"/>
      <text:p text:style-name="P4">This has been rewarding work and I have been personally pleased to deliver on the goals I had set myself. Now that this work and related promotion has reached a natural end I am looking for the next challenge.</text:p>
      <text:p text:style-name="P4"/>
      <text:p text:style-name="P4">Outside of work I enjoy keeping fit, and have a long history in triatholons and cycling. <text:span text:style-name="T6">I also enjoy developing </text:span><text:span text:style-name="T7">remote </text:span><text:span text:style-name="T6">monitoring and control software using the Raspberry PI platform, an interest that remains after an early foray into SCADA.</text:span></text:p>
      <text:p text:style-name="P4"/>
      <text:p text:style-name="P3">Yours sincerely,</text:p>
      <text:p text:style-name="P3"/>
      <text:p text:style-name="P3">Scott Woods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5:26:39.223050420</meta:creation-date>
    <dc:date>2024-08-16T13:28:04.411057046</dc:date>
    <meta:editing-duration>P3DT23H57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76" meta:character-count="1716" meta:non-whitespace-character-count="1449"/>
  </office:meta>
</office:document-meta>
</file>